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2" style:family="graphic" style:parent-style-name="standard">
      <style:graphic-properties draw:stroke="none" draw:fill="solid" draw:fill-color="#595959" draw:shadow="hidden"/>
    </style:style>
    <style:style style:name="gr3" style:family="graphic" style:parent-style-name="standard">
      <style:graphic-properties draw:stroke="none" draw:fill="solid" draw:fill-color="#000000" draw:shadow="hidden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937cm" fo:padding-top="0.141cm" fo:padding-bottom="0.141cm" fo:padding-left="0.141cm" fo:padding-right="0.141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0.251cm" fo:padding-top="0.141cm" fo:padding-bottom="0.141cm" fo:padding-left="0.141cm" fo:padding-right="0.141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285cm" fo:padding-top="0.141cm" fo:padding-bottom="0.141cm" fo:padding-left="0.141cm" fo:padding-right="0.141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6pt" fo:font-weight="bold" style:font-name-asian="Arial" style:font-size-asian="6pt" style:font-weight-asian="bold" style:font-name-complex="Arial" style:font-size-complex="6pt" style:font-weight-complex="bold"/>
    </style:style>
    <style:style style:name="T2" style:family="text">
      <style:text-properties fo:color="#000000" style:font-name="Arial" fo:font-size="7pt" fo:font-weight="bold" style:font-name-asian="Arial" style:font-size-asian="7pt" style:font-weight-asian="bold" style:font-name-complex="Arial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olygon draw:style-name="gr1" draw:layer="layout" svg:width="1.499cm" svg:height="2.499cm" svg:x="1.307cm" svg:y="0.886cm" svg:viewBox="0 0 1500 2500" draw:points="0,0 0,2500 1500,2500 1500,0">
          <text:p/>
        </draw:polygon>
        <draw:polygon draw:style-name="gr2" draw:layer="layout" svg:width="0.123cm" svg:height="0.249cm" svg:x="2.557cm" svg:y="2.061cm" svg:viewBox="0 0 124 250" draw:points="0,0 0,250 124,250 124,0">
          <text:p/>
        </draw:polygon>
        <draw:polygon draw:style-name="gr1" draw:layer="layout" svg:width="0.123cm" svg:height="0.249cm" svg:x="2.557cm" svg:y="2.061cm" svg:viewBox="0 0 124 250" draw:points="0,0 0,250 124,250 124,0">
          <text:p/>
        </draw:polygon>
        <draw:polygon draw:style-name="gr3" draw:layer="layout" svg:width="0.069cm" svg:height="2.498cm" svg:x="1.322cm" svg:y="0.886cm" svg:viewBox="0 0 70 2499" draw:points="0,0 0,2499 69,2499 70,0">
          <text:p/>
        </draw:polygon>
        <draw:polygon draw:style-name="gr1" draw:layer="layout" svg:width="0.069cm" svg:height="2.498cm" svg:x="1.322cm" svg:y="0.886cm" svg:viewBox="0 0 70 2499" draw:points="0,0 0,2499 69,2499 70,0">
          <text:p/>
        </draw:polygon>
        <draw:frame draw:style-name="gr4" draw:layer="layout" svg:width="1.411cm" svg:height="1.219cm" draw:transform="rotate (1.5707963267949) translate (1.535cm 2.842cm)">
          <draw:text-box>
            <text:p/>
          </draw:text-box>
        </draw:frame>
        <draw:frame draw:style-name="gr4" draw:layer="layout" svg:width="1.411cm" svg:height="1.219cm" draw:transform="rotate (1.5707963267949) translate (1.981cm 2.842cm)">
          <draw:text-box>
            <text:p/>
          </draw:text-box>
        </draw:frame>
        <draw:polygon draw:style-name="gr2" draw:layer="layout" svg:width="0.548cm" svg:height="0.608cm" svg:x="1.732cm" svg:y="1.88cm" svg:viewBox="0 0 549 609" draw:points="549,0 549,609 0,609 0,0">
          <text:p/>
        </draw:polygon>
        <draw:polygon draw:style-name="gr1" draw:layer="layout" svg:width="0.548cm" svg:height="0.608cm" svg:x="1.732cm" svg:y="1.88cm" svg:viewBox="0 0 549 609" draw:points="549,0 549,609 0,609 0,0">
          <text:p/>
        </draw:polygon>
        <draw:polygon draw:style-name="gr2" draw:layer="layout" svg:width="0.123cm" svg:height="0.249cm" svg:x="2.559cm" svg:y="1.161cm" svg:viewBox="0 0 124 250" draw:points="0,0 0,250 124,250 124,0">
          <text:p/>
        </draw:polygon>
        <draw:polygon draw:style-name="gr1" draw:layer="layout" svg:width="0.123cm" svg:height="0.249cm" svg:x="2.559cm" svg:y="1.161cm" svg:viewBox="0 0 124 250" draw:points="0,0 0,250 124,250 124,0">
          <text:p/>
        </draw:polygon>
        <draw:polygon draw:style-name="gr2" draw:layer="layout" svg:width="0.549cm" svg:height="0.608cm" svg:x="1.732cm" svg:y="0.98cm" svg:viewBox="0 0 550 609" draw:points="550,0 549,609 0,609 0,0">
          <text:p/>
        </draw:polygon>
        <draw:polygon draw:style-name="gr1" draw:layer="layout" svg:width="0.549cm" svg:height="0.608cm" svg:x="1.732cm" svg:y="0.98cm" svg:viewBox="0 0 550 609" draw:points="550,0 549,609 0,609 0,0">
          <text:p/>
        </draw:polygon>
        <draw:polygon draw:style-name="gr2" draw:layer="layout" svg:width="0.568cm" svg:height="0.178cm" svg:x="1.712cm" svg:y="2.85cm" svg:viewBox="0 0 569 179" draw:points="569,0 569,179 0,179 0,0">
          <text:p/>
        </draw:polygon>
        <draw:polygon draw:style-name="gr1" draw:layer="layout" svg:width="0.568cm" svg:height="0.178cm" svg:x="1.712cm" svg:y="2.85cm" svg:viewBox="0 0 569 179" draw:points="569,0 569,179 0,179 0,0">
          <text:p/>
        </draw:polygon>
        <draw:polygon draw:style-name="gr2" draw:layer="layout" svg:width="0.598cm" svg:height="0.149cm" svg:x="1.707cm" svg:y="3.086cm" svg:viewBox="0 0 599 150" draw:points="599,0 599,150 0,149 0,0">
          <text:p/>
        </draw:polygon>
        <draw:polygon draw:style-name="gr1" draw:layer="layout" svg:width="0.598cm" svg:height="0.149cm" svg:x="1.707cm" svg:y="3.086cm" svg:viewBox="0 0 599 150" draw:points="599,0 599,150 0,149 0,0">
          <text:p/>
        </draw:polygon>
        <draw:polygon draw:style-name="gr2" draw:layer="layout" svg:width="0.148cm" svg:height="2.049cm" svg:x="1.582cm" svg:y="0.98cm" svg:viewBox="0 0 149 2050" draw:points="149,0 149,2050 0,2050 0,0">
          <text:p/>
        </draw:polygon>
        <draw:polygon draw:style-name="gr1" draw:layer="layout" svg:width="0.148cm" svg:height="2.049cm" svg:x="1.582cm" svg:y="0.98cm" svg:viewBox="0 0 149 2050" draw:points="149,0 149,2050 0,2050 0,0">
          <text:p/>
        </draw:polygon>
        <draw:frame draw:style-name="gr5" draw:layer="layout" svg:width="0.8cm" svg:height="0.533cm" svg:x="1.207cm" svg:y="0.517cm">
          <draw:text-box>
            <text:p text:style-name="P1"><text:span text:style-name="T1">ВКЛ. </text:span></text:p>
          </draw:text-box>
        </draw:frame>
        <draw:frame draw:style-name="gr6" draw:layer="layout" svg:width="0.96cm" svg:height="0.567cm" svg:x="1.997cm" svg:y="0.5cm">
          <draw:text-box>
            <text:p text:style-name="P1"><text:span text:style-name="T1">ОТКЛ</text:span><text:span text:style-name="T2">. </text:span></text:p>
          </draw:text-box>
        </draw:frame>
        <draw:line draw:style-name="gr1" draw:layer="layout" svg:x1="1.377cm" svg:y1="2.706cm" svg:x2="2.877cm" svg:y2="2.706cm">
          <text:p/>
        </draw:line>
        <draw:line draw:style-name="gr1" draw:layer="layout" svg:x1="1.377cm" svg:y1="1.706cm" svg:x2="2.877cm" svg:y2="1.706cm">
          <text:p/>
        </draw:line>
        <draw:line draw:style-name="gr1" draw:layer="layout" svg:x1="2.277cm" svg:y1="0.906cm" svg:x2="2.277cm" svg:y2="3.406cm">
          <text:p/>
        </draw:line>
        <draw:line draw:style-name="gr1" draw:layer="layout" svg:x1="1.777cm" svg:y1="0.906cm" svg:x2="1.777cm" svg:y2="3.40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07:40:06.453000000</meta:creation-date>
    <meta:editing-duration>PT6S</meta:editing-duration>
    <meta:editing-cycles>2</meta:editing-cycles>
    <meta:generator>LibreOffice/4.3.6.2$Windows_x86 LibreOffice_project/d50a87b2e514536ed401c18000dad4660b6a169e</meta:generator>
    <dc:date>2015-09-29T07:40:12.828000000</dc:date>
    <meta:document-statistic meta:object-count="25"/>
    <meta:template xlink:type="simple" xlink:actuate="onRequest" xlink:title="1" xlink:href="file:///C:/Documents%20and%20Settings/User/Application%20Data/LibreOffice/4/user/template/1.otg" meta:date="2015-09-29T07:40:06.390000000"/>
  </office:meta>
</office:document-meta>
</file>